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Emphasis"><text:span text:style-name="Strong_20_Emphasis"><text:span text:style-name="T1">PASOS A SEGUIR A LA HORA DE HACER FOTOMETRIA:</text:span></text:span></text:span></text:p>
      <text:p text:style-name="Text_20_body"> </text:p>
      <text:p text:style-name="Text_20_body"><text:span text:style-name="Strong_20_Emphasis">PASO 1: GAIA</text:span></text:p>
      <text:p text:style-name="Text_20_body"><text:line-break/>-Cargamos nuestra imagen</text:p>
      <text:p text:style-name="Text_20_body">-Detectamos los objetos: Image-Analysis/Object detection --&gt; Esto lo hace Gaia aplicando Sextractor</text:p>
      <text:p text:style-name="Text_20_body">-Modificamos:</text:p>
      <text:p text:style-name="Text_20_body">     1- Imponemos el nombre con el que va a salir el catalogo, en nuestro caso, "NombreNova_filtro_TamañoApertura(18pix)_CatalogoGaia" y ponemos que se guarde Catalogue type: FITS</text:p>
      <text:p text:style-name="Text_20_body">     default.sex y default.param se dejan asi, suponiendo que estas guardando cada nova en una carpeta, ya que utilizara estos parametros, que seran los mismos para la misma imagen.</text:p>
      <text:p text:style-name="Text_20_body"> </text:p>
      <text:p text:style-name="Text_20_body">     2-Extraction: No modificamos nada --&gt; Object Size=5 indica que 5 pixeles juntos se considera un objeto</text:p>
      <text:p text:style-name="Text_20_body"> </text:p>
      <text:p text:style-name="Text_20_body">     3-Photometry: Cambiamos aperture size=18.</text:p>
      <text:p text:style-name="Text_20_body"> </text:p>
      <text:p text:style-name="Text_20_body">     4-Detector: Indicamos el tipo de detector: CCD (viene por defecto)</text:p>
      <text:p text:style-name="Text_20_body">                      Cambiamos la imagen de la escala: Image scale = 0.305 (IAC80) o 0.33 (INT)</text:p>
      <text:p text:style-name="Text_20_body">                      Cambiamos la saturacion: Saturacion level =60 000</text:p>
      <text:p text:style-name="Text_20_body">                      Cambiamos la ganancia del detector, para ello podemos verlo en imheader o desde GAIA en View/Fits header --&gt; GAIN (para IAC80 mirar la ganancia de 1 canal)</text:p>
      <text:p text:style-name="Text_20_body"> </text:p>
      <text:p text:style-name="Text_20_body">    5-Classification: Indicamos el seeing (mirar los diarios de observacion)</text:p>
      <text:p text:style-name="Text_20_body"> </text:p>
      <text:p text:style-name="Text_20_body">     6-Isophot radii: No modificamos nada, se usa para galaxias.</text:p>
      <text:p text:style-name="Text_20_body"> </text:p>
      <text:p text:style-name="Text_20_body">     7-Background,Checkimage: No modificamos nada</text:p>
      <text:p text:style-name="Text_20_body"> </text:p>
      <text:p text:style-name="Text_20_body">     8-Catalogue: Indicamos que queremos que nos de la imagen:</text:p>
      <text:p text:style-name="Text_20_body">                         Ponemos que nos de X_WORLD, Y_WORLD, X_PIXEL,Y_PIXEL, FLUX_APER, FLUXERR_APER, MAG_APER, MAGERR_APER, FLUX_AUTO, <text:soft-page-break/>FLUXERR_AUTO, MAG_AUTO, MAGERR_AUTO, FWHM_IMAGE, FWHM_WORLD y CLASS_STAR</text:p>
      <text:p text:style-name="Text_20_body">                         Quitamos: FLUX_ISO, FLUXERR_ISO</text:p>
      <text:p text:style-name="Text_20_body"> </text:p>
      <text:p text:style-name="Text_20_body">     9-Damos a Detect objects y nos saldrá una ventana con los objetos identificados y la informacion pedida</text:p>
      <text:p text:style-name="Text_20_body"> </text:p>
      <text:p text:style-name="Text_20_body">     10- Nos marcara en la imagen todos los objetos que haya encontrado, con un contorno (verde). Identificamos nuestro objeto que queremos (nova) y pinchamos en el, entonces en la pantalla que apareció se nos remarcará ese objeto. Apuntamos en un fichero de texto el Numero de objeto, MAG_APER y MAG_AUTO junto con sus respectivos errores.</text:p>
      <text:p text:style-name="Text_20_body"> </text:p>
      <text:p text:style-name="Text_20_body"><text:span text:style-name="Strong_20_Emphasis">PASO 2: TOPCAT</text:span></text:p>
      <text:p text:style-name="Text_20_body"> </text:p>
      <text:p text:style-name="Text_20_body">-En el paso anterior se guarda automaticamente el catalogo con el nombre que le pusimos. Lo cargamos en TOPCAT</text:p>
      <text:p text:style-name="Text_20_body"> </text:p>
      <text:p text:style-name="Text_20_body">-Buscamos en Vizier el catalogo de PanStarr (ps1) en esas cordenadas (cogerlo a mano de nuestra imagen de gaia) con un tamaño 0.17 grados aproximadamente, con todo las filas (Unlimited)</text:p>
      <text:p text:style-name="Text_20_body"> </text:p>
      <text:p text:style-name="Text_20_body">-Asociamos los datos (simbolo de 2 cerillas) o Join/Pair Match: Seleccionamos nuestro catalogo con X_WORLD e Y_WORLD con el de ps1 en RA y DEC. Tipo de Match: Best..., symetric y damos a GO.</text:p>
      <text:p text:style-name="Text_20_body"> </text:p>
      <text:p text:style-name="Text_20_body">-Nos crea un nuevo catalogo con la suma de las columnas de ambos + una que dice la diferencia entre los match.</text:p>
      <text:p text:style-name="Text_20_body"> </text:p>
      <text:p text:style-name="Text_20_body">(-Representamos en 2D este catalogo de Match la magnitud de nuestro filtro frente a CLASS_STAR --&gt; Saldra una con una columna en vertical y cerca del 1 (entre 0.95 y 1) datos en horizontal, si es que lo hemos hecho bien. Estos ultimos son los que son objetos (estrellas o quasares).</text:p>
      <text:p text:style-name="Text_20_body"> </text:p>
      <text:p text:style-name="Text_20_body">-Defino una submuestra mediante formula o marcando en el plot los puntos (recuadrandolos) y dandole al simbolito que sale al izquierda de la ayuda y la denominamos "Estrellas")</text:p>
      <text:p text:style-name="Text_20_body">ESTOS DOS ULTIMOS PUNTOS SON ILUSTRATIVOS, NO SIRVEN PARA NADA, NO HACE FALTA HACERLOS.</text:p>
      <text:p text:style-name="Text_20_body"> </text:p>
      <text:p text:style-name="Text_20_body"><text:soft-page-break/>-Miramos la Estadistica (simbolito de Sumatorio en el menu principal) dentro de nuestro muestreo "Estrellas" y definimos una nueva: DELTA_M con la expresion "filtrousado"mag-MAG_APER (Por ejemplo, para imagen en i, imag-MAG_APER).</text:p>
      <text:p text:style-name="Text_20_body">ESTO SE HACE PARA TODAS LAS ESTRELLAS, NO SOLO LAS "ESTRELLAS"</text:p>
      <text:p text:style-name="Text_20_body"> </text:p>
      <text:p text:style-name="Text_20_body">-Volvemos a representar: "filtro"mag vs. DELTA_M. Deberian salir la mayoria de puntos concentrados en un punto horizontal. Cogemos una submuestra de los que estan mas o menos en torno a una costante (cogemos primero una submuestra que sera "ok" que este bastante centrada y luego una mas centrada, que sera "ok2" para asi ir mejorando)(para entenderlo mejor este paso mirar el video del 5Noviembre 3996). Estas muestras las llama el como "ok" y "ok2".</text:p>
      <text:p text:style-name="Text_20_body"> </text:p>
      <text:p text:style-name="Text_20_body">-Entramos en Estadistica de nuevo y vemos para estas ultimas submuetra que DELTA_M y STD nos da, y los apuntamos en nuestro fichero de texto. Para una buena fotometría nos dice que debe ser &lt;0.1 (menor del 10% de error).</text:p>
      <text:p text:style-name="Text_20_body"> </text:p>
      <text:p text:style-name="Text_20_body">- La magnitud de la nova se calcula como la MAG_APER que sacaste antes + mean(DELTA_M) del mejor grupo de estrellas que tengas.</text:p>
      <text:p text:style-name="Text_20_body"> </text:p>
      <text:p text:style-name="Text_20_body"><text:span text:style-name="Strong_20_Emphasis">(PASO 3: TOPCAT --&gt; GAIA</text:span></text:p>
      <text:p text:style-name="Text_20_body"> </text:p>
      <text:p text:style-name="Text_20_body">-Por ultimo envia esta ultima submuestra a GAIA de nuevo, para que se vea que objetos son los que a utilizado como calibracion. Antes de enviarlos cambia los nombres de las columnas X_WORLD e Y_WORLD por RA y DEC. respectivamente, para que GAIA lo entienda mejor</text:p>
      <text:p text:style-name="Text_20_body"> </text:p>
      <text:p text:style-name="Text_20_body">-A la hora de enviarlo, tambien selecciona las columnas que mas le interesan: RA, DEC, MAG_APER, "filtro"mag  y DELTA_M</text:p>
      <text:p text:style-name="Text_20_body"> </text:p>
      <text:p text:style-name="Text_20_body">-A la hora de plotearlos, cuando los envia cambia en Option/Set Plot Simbols a circular y con Size la mitad de la apertura usada (en este caso 9) y dibuja.</text:p>
      <text:p text:style-name="Text_20_body"> </text:p>
      <text:p text:style-name="Text_20_body">-Esto sirve para ver que estrellas ha cogido, pero no lo guarda ni dice nada de hacer con ello)</text:p>
      <text:p text:style-name="Text_20_body">ESTO TAMBIEN ES ILUSTRATIVO, NO NECESARI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02:58:57.612222724</meta:creation-date>
    <dc:date>2018-12-08T03:00:06.262880131</dc:date>
    <meta:editing-duration>PT1M13S</meta:editing-duration>
    <meta:editing-cycles>1</meta:editing-cycles>
    <meta:document-statistic meta:table-count="0" meta:image-count="0" meta:object-count="0" meta:page-count="3" meta:paragraph-count="66" meta:word-count="793" meta:character-count="5054" meta:non-whitespace-character-count="4108"/>
    <meta:generator>LibreOffice/6.0.6.2$Linux_X86_64 LibreOffice_project/00m0$Build-2</meta:generator>
  </office:meta>
</office:document-meta>
</file>